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en entre fréquence et célérité</text:p>
          </table:table-cell>
          <table:table-cell office:value-type="string" calcext:value-type="string">
            <text:p>Dans le vide, la fréquence d’une onde électromagnétique monochromatique \(f\)ou \(\nu\) est reliée à sa longueur d’onde \(\lambda\) par la relation :\(c = \frac{\lambda}{T} = \lambda f\)</text:p>
          </table:table-cell>
        </table:table-row>
        <table:table-row table:style-name="ro1">
          <table:table-cell office:value-type="string" calcext:value-type="string">
            <text:p>Limitations de l’optique géométrique</text:p>
          </table:table-cell>
          <table:table-cell office:value-type="string" calcext:value-type="string">
            <text:p>On étudie seulement le spectre visible et on travaille sur des objets et images très supérieures à la longueur d'onde.</text:p>
          </table:table-cell>
        </table:table-row>
        <table:table-row table:style-name="ro1">
          <table:table-cell office:value-type="string" calcext:value-type="string">
            <text:p>Les 3 principes de l’optique géométrique</text:p>
          </table:table-cell>
          <table:table-cell office:value-type="string" calcext:value-type="string">
            <text:p>La lumière se propage en ligne droite. Les rayons lumineux sont rectilignes et indépendants. <text:s/>Principe du retour de inverse de la lumière : Le trajet suivi est indépendant du sens de propagation.</text:p>
          </table:table-cell>
        </table:table-row>
        <table:table-row table:style-name="ro1">
          <table:table-cell office:value-type="string" calcext:value-type="string">
            <text:p>Surface d’onde</text:p>
          </table:table-cell>
          <table:table-cell office:value-type="string" calcext:value-type="string">
            <text:p>La surface d'onde est une surface qui en tout point est perpendiculaire au rayon.</text:p>
          </table:table-cell>
        </table:table-row>
        <table:table-row table:style-name="ro1">
          <table:table-cell office:value-type="string" calcext:value-type="string">
            <text:p>Indice optique</text:p>
          </table:table-cell>
          <table:table-cell office:value-type="string" calcext:value-type="string">
            <text:p>Il est supérieur à 1 et sans dimensions : <text:s/>\(n=\frac{c}{v_{milieu}}= \frac{c}{v}\)</text:p>
          </table:table-cell>
        </table:table-row>
        <table:table-row table:style-name="ro1">
          <table:table-cell office:value-type="string" calcext:value-type="string">
            <text:p>Lien entre indice optique et vitesse</text:p>
          </table:table-cell>
          <table:table-cell office:value-type="string" calcext:value-type="string">
            <text:p>Plus l'indice optique est important, plus la vitesse dans le milieu est faible.</text:p>
          </table:table-cell>
        </table:table-row>
        <table:table-row table:style-name="ro2">
          <table:table-cell office:value-type="string" calcext:value-type="string">
            <text:p>Dioptre</text:p>
          </table:table-cell>
          <table:table-cell office:value-type="string" calcext:value-type="string">
            <text:p>Surface de séparation entre 2 milieux d'indice optique différents.}</text:p>
            <text:p>Deux milieux différents, mais avec le même indice ne présentent pas de dioptre</text:p>
          </table:table-cell>
        </table:table-row>
        <table:table-row table:style-name="ro1">
          <table:table-cell office:value-type="string" calcext:value-type="string">
            <text:p>Chemin optique</text:p>
          </table:table-cell>
          <table:table-cell office:value-type="string" calcext:value-type="string">
            <text:p>Lie la distance parcourue dans le milieu et la vitesse <text:s/>: \([AB] = \frac{c}{v} \times AB = c\times \Delta t = n \times AB\)</text:p>
          </table:table-cell>
        </table:table-row>
        <table:table-row table:style-name="ro1">
          <table:table-cell office:value-type="string" calcext:value-type="string">
            <text:p>Principe de Fermat</text:p>
          </table:table-cell>
          <table:table-cell office:value-type="string" calcext:value-type="string">
            <text:p>La lumière se dirige de telle manière qu'elle va minimiser le chemin optiqu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0:06:02.972058902</meta:creation-date>
    <dc:date>2025-01-27T20:12:58.412933757</dc:date>
    <meta:editing-duration>PT6M57S</meta:editing-duration>
    <meta:editing-cycles>1</meta:editing-cycles>
    <meta:document-statistic meta:table-count="1" meta:cell-count="18" meta:object-count="0"/>
    <meta:generator>LibreOffice/24.2.7.2$Linux_X86_64 LibreOffice_project/420$Build-2</meta:generator>
  </office:meta>
</office:document-meta>
</file>